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9d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-rsa AAAAB3NzaC1yc2EAAAADAQABAAABgQD6HTb8maIlr2LJHzWphbjjWvTsyNnER4cV2BQQ/4Uk+nIs/2p1M5lV1BciTeD27gteij4spelbOqGg8ed5d5NAF0U31wjybq91gVYW9mBwE/gsGyg673nZQzL68gZAGOmqfFiiY2ZGNbzOLi+yVBSCt7xJk+0hEFIe/8zkJjj9ucH3rC/+TVGJQSuSKnf6vMKDcslcVxOZesOP025t/Q2R/IQ5T2NbYWJp6DcZhHRqB1tdUBi0sz01v+XdM0nyyEZPbokH9/L2ja+raA4o2ssxmPTsMnSGYhEw5aZye0/6PDzK2klCfycQOXoeY2ov0hkjfq8zVVsZJUpO/3VMMgrPGDt+yzcPrC/7YiCULD5h7f9MIY1ullzktgm8dZsdW1ZJsQLhQKA37dRIGdxPjM8BT3rqHJA1JjCFrjEvt4BC1Tz+nyXoec9hc5gGzvxWJ+SFSw6o9gepng5sXpk7i8m+PSFKQfHSen+sFBj596eKOzSwngzF+TOYU+tOVy5NaK0= vboxuser@ubuntu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9T17:24:53.894602069</dc:date>
    <meta:editing-duration>PT16S</meta:editing-duration>
    <meta:editing-cycles>1</meta:editing-cycles>
    <meta:document-statistic meta:table-count="0" meta:image-count="0" meta:object-count="0" meta:page-count="1" meta:paragraph-count="1" meta:word-count="3" meta:character-count="570" meta:non-whitespace-character-count="568"/>
    <meta:generator>LibreOffice/7.3.7.2$Linux_X86_64 LibreOffice_project/30$Build-2</meta:generator>
  </office:meta>
</office:document-meta>
</file>